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9dcd" officeooo:paragraph-rsid="001f9dcd"/>
    </style:style>
    <style:style style:name="P2" style:family="paragraph" style:parent-style-name="Standard">
      <style:text-properties officeooo:rsid="0021674f" officeooo:paragraph-rsid="0021674f"/>
    </style:style>
    <style:style style:name="P3" style:family="paragraph" style:parent-style-name="Standard">
      <style:text-properties officeooo:rsid="001f9dcd" officeooo:paragraph-rsid="00213ffa"/>
    </style:style>
    <style:style style:name="P4" style:family="paragraph" style:parent-style-name="Standard">
      <style:text-properties fo:font-style="normal" officeooo:rsid="00213ffa" officeooo:paragraph-rsid="00213ffa" style:font-style-asian="normal" style:font-style-complex="normal"/>
    </style:style>
    <style:style style:name="P5" style:family="paragraph" style:parent-style-name="Standard">
      <style:text-properties fo:font-style="normal" officeooo:rsid="0021674f" officeooo:paragraph-rsid="0021674f" style:font-style-asian="normal" style:font-style-complex="normal"/>
    </style:style>
    <style:style style:name="P6" style:family="paragraph" style:parent-style-name="Standard">
      <style:text-properties fo:font-style="italic" officeooo:rsid="0021674f" officeooo:paragraph-rsid="0021674f" style:font-style-asian="italic" style:font-style-complex="italic"/>
    </style:style>
    <style:style style:name="P7" style:family="paragraph" style:parent-style-name="Standard">
      <style:text-properties fo:font-style="normal" officeooo:rsid="0021c95f" officeooo:paragraph-rsid="0021674f" style:font-style-asian="normal" style:font-style-complex="normal"/>
    </style:style>
    <style:style style:name="P8" style:family="paragraph" style:parent-style-name="Standard">
      <style:text-properties fo:font-style="normal" officeooo:rsid="00231f74" officeooo:paragraph-rsid="00231f74" style:font-style-asian="normal" style:font-style-complex="normal"/>
    </style:style>
    <style:style style:name="P9" style:family="paragraph" style:parent-style-name="Standard">
      <style:text-properties fo:font-style="normal" officeooo:rsid="00237984" officeooo:paragraph-rsid="00237984" style:font-style-asian="normal" style:font-style-complex="normal"/>
    </style:style>
    <style:style style:name="P10" style:family="paragraph" style:parent-style-name="Standard">
      <style:text-properties fo:font-style="normal" officeooo:rsid="002662e8" officeooo:paragraph-rsid="002662e8" style:font-style-asian="normal" style:font-style-complex="normal"/>
    </style:style>
    <style:style style:name="P11" style:family="paragraph" style:parent-style-name="Standard">
      <style:text-properties fo:font-style="normal" officeooo:rsid="00238eff" officeooo:paragraph-rsid="00238eff" style:font-style-asian="normal" style:font-style-complex="normal"/>
    </style:style>
    <style:style style:name="P12" style:family="paragraph" style:parent-style-name="Standard">
      <style:text-properties fo:font-style="normal" officeooo:rsid="00269453" officeooo:paragraph-rsid="00269453" style:font-style-asian="normal" style:font-style-complex="normal"/>
    </style:style>
    <style:style style:name="P13" style:family="paragraph" style:parent-style-name="Standard">
      <style:text-properties fo:font-style="normal" officeooo:rsid="0028c355" officeooo:paragraph-rsid="0028c355" style:font-style-asian="normal" style:font-style-complex="normal"/>
    </style:style>
    <style:style style:name="P14" style:family="paragraph" style:parent-style-name="Standard">
      <style:text-properties fo:font-style="normal" officeooo:rsid="0027ad64" officeooo:paragraph-rsid="0027ad64" style:font-style-asian="normal" style:font-style-complex="normal"/>
    </style:style>
    <style:style style:name="P15" style:family="paragraph" style:parent-style-name="Standard">
      <style:text-properties fo:font-style="normal" officeooo:rsid="003d9634" officeooo:paragraph-rsid="003d9634" style:font-style-asian="normal" style:font-style-complex="normal"/>
    </style:style>
    <style:style style:name="P16" style:family="paragraph" style:parent-style-name="Standard">
      <style:text-properties fo:font-style="normal" officeooo:rsid="003f6832" officeooo:paragraph-rsid="003f6832" style:font-style-asian="normal" style:font-style-complex="normal"/>
    </style:style>
    <style:style style:name="P17" style:family="paragraph" style:parent-style-name="Standard">
      <style:text-properties fo:font-style="normal" officeooo:rsid="00410ad4" officeooo:paragraph-rsid="00410ad4" style:font-style-asian="normal" style:font-style-complex="normal"/>
    </style:style>
    <style:style style:name="P18" style:family="paragraph" style:parent-style-name="Standard">
      <style:text-properties fo:font-style="normal" officeooo:rsid="00410ad4" officeooo:paragraph-rsid="0046953e" style:font-style-asian="normal" style:font-style-complex="normal"/>
    </style:style>
    <style:style style:name="P19" style:family="paragraph" style:parent-style-name="Standard">
      <style:text-properties fo:font-style="normal" officeooo:rsid="0044883e" officeooo:paragraph-rsid="00460c88" style:font-style-asian="normal" style:font-style-complex="normal"/>
    </style:style>
    <style:style style:name="P20" style:family="paragraph" style:parent-style-name="Standard">
      <style:text-properties fo:font-style="normal" officeooo:rsid="0046953e" officeooo:paragraph-rsid="0046953e" style:font-style-asian="normal" style:font-style-complex="normal"/>
    </style:style>
    <style:style style:name="P21" style:family="paragraph" style:parent-style-name="Standard">
      <style:text-properties fo:font-style="normal" officeooo:rsid="004b9ecd" officeooo:paragraph-rsid="00460c88" style:font-style-asian="normal" style:font-style-complex="normal"/>
    </style:style>
    <style:style style:name="P22" style:family="paragraph" style:parent-style-name="Standard">
      <style:paragraph-properties fo:text-align="start" style:justify-single-word="false"/>
      <style:text-properties fo:font-style="normal" officeooo:rsid="004b9ecd" officeooo:paragraph-rsid="004b9ecd" style:font-style-asian="normal" style:font-style-complex="normal"/>
    </style:style>
    <style:style style:name="P23" style:family="paragraph" style:parent-style-name="Standard">
      <style:text-properties fo:font-style="normal" officeooo:rsid="004b9ecd" officeooo:paragraph-rsid="004b9ecd" style:font-style-asian="normal" style:font-style-complex="normal"/>
    </style:style>
    <style:style style:name="P24" style:family="paragraph" style:parent-style-name="Standard">
      <style:text-properties fo:font-style="normal" officeooo:rsid="0051b33c" officeooo:paragraph-rsid="00527ed3" style:font-style-asian="normal" style:font-style-complex="normal"/>
    </style:style>
    <style:style style:name="P25" style:family="paragraph" style:parent-style-name="Standard">
      <style:text-properties fo:font-style="normal" officeooo:rsid="00527ed3" officeooo:paragraph-rsid="00527ed3" style:font-style-asian="normal" style:font-style-complex="normal"/>
    </style:style>
    <style:style style:name="P26" style:family="paragraph" style:parent-style-name="Standard">
      <style:text-properties fo:font-style="normal" officeooo:rsid="0053f4e1" officeooo:paragraph-rsid="0053f4e1" style:font-style-asian="normal" style:font-style-complex="normal"/>
    </style:style>
    <style:style style:name="P27" style:family="paragraph" style:parent-style-name="Standard">
      <style:text-properties fo:font-style="normal" officeooo:rsid="005404cf" officeooo:paragraph-rsid="005404cf" style:font-style-asian="normal" style:font-style-complex="normal"/>
    </style:style>
    <style:style style:name="P28" style:family="paragraph" style:parent-style-name="Standard">
      <style:text-properties fo:font-style="normal" officeooo:rsid="0055cd7a" officeooo:paragraph-rsid="0055cd7a" style:font-style-asian="normal" style:font-style-complex="normal"/>
    </style:style>
    <style:style style:name="P29" style:family="paragraph" style:parent-style-name="Standard">
      <style:text-properties fo:font-style="normal" officeooo:rsid="005c4e21" officeooo:paragraph-rsid="005d1a83" style:font-style-asian="normal" style:font-style-complex="normal"/>
    </style:style>
    <style:style style:name="P30" style:family="paragraph" style:parent-style-name="Standard">
      <style:text-properties fo:font-style="normal" officeooo:rsid="005d1a83" officeooo:paragraph-rsid="005d1a83" style:font-style-asian="normal" style:font-style-complex="normal"/>
    </style:style>
    <style:style style:name="P31" style:family="paragraph" style:parent-style-name="Standard">
      <style:text-properties fo:font-style="normal" officeooo:rsid="00573c70" officeooo:paragraph-rsid="00573c70" style:font-style-asian="normal" style:font-style-complex="normal"/>
    </style:style>
    <style:style style:name="P32" style:family="paragraph" style:parent-style-name="Standard">
      <style:text-properties fo:font-style="normal" officeooo:rsid="005d1a83" officeooo:paragraph-rsid="005eed76" style:font-style-asian="normal" style:font-style-complex="normal"/>
    </style:style>
    <style:style style:name="P33" style:family="paragraph" style:parent-style-name="Standard">
      <style:text-properties fo:font-style="normal" officeooo:rsid="005f9971" officeooo:paragraph-rsid="005f9971" style:font-style-asian="normal" style:font-style-complex="normal"/>
    </style:style>
    <style:style style:name="P34" style:family="paragraph" style:parent-style-name="Standard">
      <style:text-properties fo:font-style="normal" officeooo:rsid="00615b8a" officeooo:paragraph-rsid="00615b8a" style:font-style-asian="normal" style:font-style-complex="normal"/>
    </style:style>
    <style:style style:name="P35" style:family="paragraph" style:parent-style-name="Standard">
      <style:text-properties fo:font-style="normal" officeooo:rsid="0062b08f" officeooo:paragraph-rsid="0062b08f" style:font-style-asian="normal" style:font-style-complex="normal"/>
    </style:style>
    <style:style style:name="P36" style:family="paragraph" style:parent-style-name="Standard">
      <style:text-properties fo:font-style="normal" officeooo:rsid="00688dcb" officeooo:paragraph-rsid="00688dcb" style:font-style-asian="normal" style:font-style-complex="normal"/>
    </style:style>
    <style:style style:name="P37" style:family="paragraph" style:parent-style-name="Standard">
      <style:text-properties fo:font-style="normal" officeooo:rsid="006add0c" officeooo:paragraph-rsid="006add0c" style:font-style-asian="normal" style:font-style-complex="normal"/>
    </style:style>
    <style:style style:name="P38" style:family="paragraph" style:parent-style-name="Standard">
      <style:text-properties fo:font-style="normal" officeooo:rsid="0053f4e1" officeooo:paragraph-rsid="006add0c" style:font-style-asian="normal" style:font-style-complex="normal"/>
    </style:style>
    <style:style style:name="P39" style:family="paragraph" style:parent-style-name="Standard">
      <style:text-properties fo:font-style="normal" officeooo:rsid="006bef9c" officeooo:paragraph-rsid="006bef9c" style:font-style-asian="normal" style:font-style-complex="normal"/>
    </style:style>
    <style:style style:name="P40" style:family="paragraph" style:parent-style-name="Standard">
      <style:text-properties fo:font-style="normal" officeooo:rsid="006dc830" officeooo:paragraph-rsid="006dc830" style:font-style-asian="normal" style:font-style-complex="normal"/>
    </style:style>
    <style:style style:name="P41" style:family="paragraph" style:parent-style-name="Standard">
      <style:text-properties fo:font-style="normal" officeooo:rsid="006fc2b4" officeooo:paragraph-rsid="006fc2b4" style:font-style-asian="normal" style:font-style-complex="normal"/>
    </style:style>
    <style:style style:name="P42" style:family="paragraph" style:parent-style-name="Standard">
      <style:text-properties fo:font-style="normal" officeooo:rsid="00704455" officeooo:paragraph-rsid="00704455" style:font-style-asian="normal" style:font-style-complex="normal"/>
    </style:style>
    <style:style style:name="P43" style:family="paragraph" style:parent-style-name="Standard">
      <style:text-properties fo:font-style="normal" officeooo:rsid="00722602" officeooo:paragraph-rsid="00722602" style:font-style-asian="normal" style:font-style-complex="normal"/>
    </style:style>
    <style:style style:name="P44" style:family="paragraph" style:parent-style-name="Standard">
      <style:text-properties fo:font-style="normal" officeooo:rsid="0074a658" officeooo:paragraph-rsid="0074a658" style:font-style-asian="normal" style:font-style-complex="normal"/>
    </style:style>
    <style:style style:name="P45" style:family="paragraph" style:parent-style-name="Standard">
      <style:text-properties fo:font-style="normal" officeooo:rsid="0074f898" officeooo:paragraph-rsid="0074f898" style:font-style-asian="normal" style:font-style-complex="normal"/>
    </style:style>
    <style:style style:name="P46" style:family="paragraph" style:parent-style-name="Standard">
      <style:text-properties fo:font-style="normal" officeooo:rsid="0074f898" officeooo:paragraph-rsid="0074a658" style:font-style-asian="normal" style:font-style-complex="normal"/>
    </style:style>
    <style:style style:name="P47" style:family="paragraph" style:parent-style-name="Standard">
      <style:text-properties fo:font-style="normal" officeooo:rsid="00769736" officeooo:paragraph-rsid="00769736" style:font-style-asian="normal" style:font-style-complex="normal"/>
    </style:style>
    <style:style style:name="P48" style:family="paragraph" style:parent-style-name="Standard">
      <style:text-properties fo:font-style="normal" officeooo:rsid="007805be" officeooo:paragraph-rsid="007805be" style:font-style-asian="normal" style:font-style-complex="normal"/>
    </style:style>
    <style:style style:name="P49" style:family="paragraph" style:parent-style-name="Standard">
      <style:text-properties fo:font-style="normal" officeooo:rsid="007805be" officeooo:paragraph-rsid="007d3013" style:font-style-asian="normal" style:font-style-complex="normal"/>
    </style:style>
    <style:style style:name="P50" style:family="paragraph" style:parent-style-name="Standard">
      <style:text-properties fo:font-style="normal" officeooo:rsid="004b9ecd" officeooo:paragraph-rsid="0074f898" style:font-style-asian="normal" style:font-style-complex="normal"/>
    </style:style>
    <style:style style:name="P51" style:family="paragraph" style:parent-style-name="Standard">
      <style:text-properties fo:font-style="normal" officeooo:rsid="0053f4e1" officeooo:paragraph-rsid="004b9ecd" style:font-style-asian="normal" style:font-style-complex="normal"/>
    </style:style>
    <style:style style:name="P52" style:family="paragraph" style:parent-style-name="Standard">
      <style:text-properties fo:font-style="normal" officeooo:rsid="007d3013" officeooo:paragraph-rsid="007d3013" style:font-style-asian="normal" style:font-style-complex="normal"/>
    </style:style>
    <style:style style:name="P53" style:family="paragraph" style:parent-style-name="Standard">
      <style:paragraph-properties style:writing-mode="lr-tb"/>
      <style:text-properties fo:font-style="normal" officeooo:rsid="002a5e54" officeooo:paragraph-rsid="002a5e54" style:font-style-asian="normal" style:font-style-complex="normal"/>
    </style:style>
    <style:style style:name="P54" style:family="paragraph" style:parent-style-name="Standard">
      <style:paragraph-properties style:writing-mode="lr-tb"/>
      <style:text-properties fo:font-style="normal" officeooo:rsid="0053f4e1" officeooo:paragraph-rsid="0053f4e1" style:font-style-asian="normal" style:font-style-complex="normal"/>
    </style:style>
    <style:style style:name="P55" style:family="paragraph" style:parent-style-name="Standard">
      <style:paragraph-properties style:writing-mode="lr-tb"/>
      <style:text-properties fo:font-style="normal" officeooo:rsid="002ff11f" officeooo:paragraph-rsid="002ff11f" style:font-style-asian="normal" style:font-style-complex="normal"/>
    </style:style>
    <style:style style:name="P56" style:family="paragraph" style:parent-style-name="Standard">
      <style:paragraph-properties style:writing-mode="lr-tb"/>
      <style:text-properties fo:font-style="normal" officeooo:rsid="002b6f22" officeooo:paragraph-rsid="002b6f22" style:font-style-asian="normal" style:font-style-complex="normal"/>
    </style:style>
    <style:style style:name="P57" style:family="paragraph" style:parent-style-name="Standard">
      <style:paragraph-properties style:writing-mode="lr-tb"/>
      <style:text-properties fo:font-style="normal" officeooo:rsid="002ff8bf" officeooo:paragraph-rsid="002ff8bf" style:font-style-asian="normal" style:font-style-complex="normal"/>
    </style:style>
    <style:style style:name="P58" style:family="paragraph" style:parent-style-name="Standard">
      <style:paragraph-properties style:writing-mode="lr-tb"/>
      <style:text-properties fo:font-style="normal" officeooo:rsid="0030d653" officeooo:paragraph-rsid="0030d653" style:font-style-asian="normal" style:font-style-complex="normal"/>
    </style:style>
    <style:style style:name="P59" style:family="paragraph" style:parent-style-name="Standard">
      <style:paragraph-properties style:writing-mode="lr-tb"/>
      <style:text-properties fo:font-style="normal" officeooo:rsid="002ff8bf" officeooo:paragraph-rsid="0030d653" style:font-style-asian="normal" style:font-style-complex="normal"/>
    </style:style>
    <style:style style:name="P60" style:family="paragraph" style:parent-style-name="Standard">
      <style:paragraph-properties style:writing-mode="lr-tb"/>
      <style:text-properties fo:font-style="normal" officeooo:rsid="003253f7" officeooo:paragraph-rsid="003253f7" style:font-style-asian="normal" style:font-style-complex="normal"/>
    </style:style>
    <style:style style:name="P61" style:family="paragraph" style:parent-style-name="Standard">
      <style:paragraph-properties style:writing-mode="lr-tb"/>
      <style:text-properties fo:font-style="normal" officeooo:rsid="006ca12d" officeooo:paragraph-rsid="006ca12d" style:font-style-asian="normal" style:font-style-complex="normal"/>
    </style:style>
    <style:style style:name="P62" style:family="paragraph" style:parent-style-name="Standard">
      <style:paragraph-properties style:writing-mode="lr-tb"/>
      <style:text-properties fo:font-style="normal" officeooo:rsid="0033cad2" officeooo:paragraph-rsid="0033cad2" style:font-style-asian="normal" style:font-style-complex="normal"/>
    </style:style>
    <style:style style:name="P63" style:family="paragraph" style:parent-style-name="Standard">
      <style:paragraph-properties style:writing-mode="lr-tb"/>
      <style:text-properties fo:font-style="normal" officeooo:rsid="0035478e" officeooo:paragraph-rsid="0035478e" style:font-style-asian="normal" style:font-style-complex="normal"/>
    </style:style>
    <style:style style:name="P64" style:family="paragraph" style:parent-style-name="Standard">
      <style:paragraph-properties style:writing-mode="lr-tb"/>
      <style:text-properties fo:font-style="normal" officeooo:rsid="00371bf9" officeooo:paragraph-rsid="00371bf9" style:font-style-asian="normal" style:font-style-complex="normal"/>
    </style:style>
    <style:style style:name="P65" style:family="paragraph" style:parent-style-name="Standard">
      <style:paragraph-properties style:writing-mode="lr-tb"/>
      <style:text-properties fo:font-style="normal" officeooo:rsid="00383f23" officeooo:paragraph-rsid="00383f23" style:font-style-asian="normal" style:font-style-complex="normal"/>
    </style:style>
    <style:style style:name="P66" style:family="paragraph" style:parent-style-name="Standard">
      <style:paragraph-properties style:writing-mode="lr-tb"/>
      <style:text-properties fo:font-style="normal" officeooo:rsid="0039f432" officeooo:paragraph-rsid="0039f432" style:font-style-asian="normal" style:font-style-complex="normal"/>
    </style:style>
    <style:style style:name="P67" style:family="paragraph" style:parent-style-name="Standard">
      <style:paragraph-properties style:writing-mode="lr-tb"/>
      <style:text-properties fo:font-style="normal" officeooo:rsid="003acff5" officeooo:paragraph-rsid="003acff5" style:font-style-asian="normal" style:font-style-complex="normal"/>
    </style:style>
    <style:style style:name="P68" style:family="paragraph" style:parent-style-name="Standard">
      <style:paragraph-properties style:writing-mode="lr-tb"/>
      <style:text-properties fo:font-style="normal" officeooo:rsid="003b1991" officeooo:paragraph-rsid="003b1991" style:font-style-asian="normal" style:font-style-complex="normal"/>
    </style:style>
    <style:style style:name="T1" style:family="text">
      <style:text-properties officeooo:rsid="0028c355"/>
    </style:style>
    <style:style style:name="T2" style:family="text">
      <style:text-properties officeooo:rsid="00213ffa"/>
    </style:style>
    <style:style style:name="T3" style:family="text">
      <style:text-properties fo:font-style="italic" officeooo:rsid="00213ffa" style:font-style-asian="italic" style:font-style-complex="italic"/>
    </style:style>
    <style:style style:name="T4" style:family="text">
      <style:text-properties fo:font-style="normal" officeooo:rsid="00213ffa" style:font-style-asian="normal" style:font-style-complex="normal"/>
    </style:style>
    <style:style style:name="T5" style:family="text">
      <style:text-properties fo:font-style="italic" style:font-style-asian="italic" style:font-style-complex="italic"/>
    </style:style>
    <style:style style:name="T6" style:family="text">
      <style:text-properties fo:font-style="normal" officeooo:rsid="0021c95f" style:font-style-asian="normal" style:font-style-complex="normal"/>
    </style:style>
    <style:style style:name="T7" style:family="text">
      <style:text-properties officeooo:rsid="0021c95f"/>
    </style:style>
    <style:style style:name="T8" style:family="text">
      <style:text-properties officeooo:rsid="00231f74"/>
    </style:style>
    <style:style style:name="T9" style:family="text">
      <style:text-properties officeooo:rsid="00238eff"/>
    </style:style>
    <style:style style:name="T10" style:family="text">
      <style:text-properties officeooo:rsid="00237984"/>
    </style:style>
    <style:style style:name="T11" style:family="text">
      <style:text-properties officeooo:rsid="002662e8"/>
    </style:style>
    <style:style style:name="T12" style:family="text">
      <style:text-properties fo:font-style="italic" officeooo:rsid="002662e8" style:font-style-asian="italic" style:font-style-complex="italic"/>
    </style:style>
    <style:style style:name="T13" style:family="text">
      <style:text-properties officeooo:rsid="00269453"/>
    </style:style>
    <style:style style:name="T14" style:family="text">
      <style:text-properties fo:font-style="italic" officeooo:rsid="0028c355" style:font-style-asian="italic" style:font-style-complex="italic"/>
    </style:style>
    <style:style style:name="T15" style:family="text">
      <style:text-properties officeooo:rsid="00410ad4"/>
    </style:style>
    <style:style style:name="T16" style:family="text">
      <style:text-properties officeooo:rsid="0046953e"/>
    </style:style>
    <style:style style:name="T17" style:family="text">
      <style:text-properties officeooo:rsid="0042b28b"/>
    </style:style>
    <style:style style:name="T18" style:family="text">
      <style:text-properties officeooo:rsid="0044883e"/>
    </style:style>
    <style:style style:name="T19" style:family="text">
      <style:text-properties officeooo:rsid="00460c88"/>
    </style:style>
    <style:style style:name="T20" style:family="text">
      <style:text-properties officeooo:rsid="004b0706"/>
    </style:style>
    <style:style style:name="T21" style:family="text">
      <style:text-properties officeooo:rsid="0051b33c"/>
    </style:style>
    <style:style style:name="T22" style:family="text">
      <style:text-properties officeooo:rsid="004d4f3c"/>
    </style:style>
    <style:style style:name="T23" style:family="text">
      <style:text-properties officeooo:rsid="0051059e"/>
    </style:style>
    <style:style style:name="T24" style:family="text">
      <style:text-properties officeooo:rsid="00527ed3"/>
    </style:style>
    <style:style style:name="T25" style:family="text">
      <style:text-properties officeooo:rsid="005350ca"/>
    </style:style>
    <style:style style:name="T26" style:family="text">
      <style:text-properties officeooo:rsid="0053f4e1"/>
    </style:style>
    <style:style style:name="T27" style:family="text">
      <style:text-properties officeooo:rsid="0055cd7a"/>
    </style:style>
    <style:style style:name="T28" style:family="text">
      <style:text-properties officeooo:rsid="005498b7"/>
    </style:style>
    <style:style style:name="T29" style:family="text">
      <style:text-properties officeooo:rsid="00570afb"/>
    </style:style>
    <style:style style:name="T30" style:family="text">
      <style:text-properties officeooo:rsid="005d1a83"/>
    </style:style>
    <style:style style:name="T31" style:family="text">
      <style:text-properties officeooo:rsid="005b1400"/>
    </style:style>
    <style:style style:name="T32" style:family="text">
      <style:text-properties officeooo:rsid="005eed76"/>
    </style:style>
    <style:style style:name="T33" style:family="text">
      <style:text-properties officeooo:rsid="00216943"/>
    </style:style>
    <style:style style:name="T34" style:family="text">
      <style:text-properties officeooo:rsid="005f9971"/>
    </style:style>
    <style:style style:name="T35" style:family="text">
      <style:text-properties officeooo:rsid="00615b8a"/>
    </style:style>
    <style:style style:name="T36" style:family="text">
      <style:text-properties officeooo:rsid="0062a27b"/>
    </style:style>
    <style:style style:name="T37" style:family="text">
      <style:text-properties officeooo:rsid="00633213"/>
    </style:style>
    <style:style style:name="T38" style:family="text">
      <style:text-properties officeooo:rsid="0067d9dc"/>
    </style:style>
    <style:style style:name="T39" style:family="text">
      <style:text-properties officeooo:rsid="00688dcb"/>
    </style:style>
    <style:style style:name="T40" style:family="text">
      <style:text-properties officeooo:rsid="006a76c4"/>
    </style:style>
    <style:style style:name="T41" style:family="text">
      <style:text-properties officeooo:rsid="006ca12d"/>
    </style:style>
    <style:style style:name="T42" style:family="text">
      <style:text-properties officeooo:rsid="006dc830"/>
    </style:style>
    <style:style style:name="T43" style:family="text">
      <style:text-properties officeooo:rsid="006fc2b4"/>
    </style:style>
    <style:style style:name="T44" style:family="text">
      <style:text-properties officeooo:rsid="00704455"/>
    </style:style>
    <style:style style:name="T45" style:family="text">
      <style:text-properties officeooo:rsid="0072a23e"/>
    </style:style>
    <style:style style:name="T46" style:family="text">
      <style:text-properties officeooo:rsid="0073f4ce"/>
    </style:style>
    <style:style style:name="T47" style:family="text">
      <style:text-properties officeooo:rsid="0074a658"/>
    </style:style>
    <style:style style:name="T48" style:family="text">
      <style:text-properties officeooo:rsid="0074f898"/>
    </style:style>
    <style:style style:name="T49" style:family="text">
      <style:text-properties officeooo:rsid="007805be"/>
    </style:style>
    <style:style style:name="T50" style:family="text">
      <style:text-properties officeooo:rsid="002a5e54"/>
    </style:style>
    <style:style style:name="T51" style:family="text">
      <style:text-properties officeooo:rsid="007b5664"/>
    </style:style>
    <style:style style:name="T52" style:family="text">
      <style:text-properties officeooo:rsid="007d3013"/>
    </style:style>
    <style:style style:name="T53" style:family="text">
      <style:text-properties officeooo:rsid="002a87ac"/>
    </style:style>
    <style:style style:name="T54" style:family="text">
      <style:text-properties officeooo:rsid="002ff8bf"/>
    </style:style>
    <style:style style:name="T55" style:family="text">
      <style:text-properties officeooo:rsid="003280e0"/>
    </style:style>
    <style:style style:name="T56" style:family="text">
      <style:text-properties officeooo:rsid="0033cad2"/>
    </style:style>
    <style:style style:name="T57" style:family="text">
      <style:text-properties officeooo:rsid="006d3c54"/>
    </style:style>
    <style:style style:name="T58" style:family="text">
      <style:text-properties officeooo:rsid="00371bf9"/>
    </style:style>
    <style:style style:name="T59" style:family="text">
      <style:text-properties officeooo:rsid="003b199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Green Gold</text:p>
      <text:p text:style-name="P1"/>
      <text:p text:style-name="P2"><text:span text:style-name="T1">1.</text:span>1</text:p>
      <text:p text:style-name="P1"/>
      <text:p text:style-name="P3">“<text:span text:style-name="T2">What do you mean, </text:span><text:span text:style-name="T3">probate</text:span><text:span text:style-name="T4">? The ship is right there, at the wharf.”</text:span></text:p>
      <text:p text:style-name="P4"/>
      <text:p text:style-name="P4">And sure enough it was. A full measure of spermaceti barrels were rolling down the gangplanks, to the jeers and japes of the local militia who’d come out to fete the return of<text:span text:style-name="T5"> The William and Mary</text:span> back from its two year voyage.</text:p>
      <text:p text:style-name="P4"/>
      <text:p text:style-name="P4">“I’m sorry son. The controlling stake in the holding company is in the estate of William Ramses, God bless his gentle soul. General class shareholders will not be paid until the estate clears.”</text:p>
      <text:p text:style-name="P4"/>
      <text:p text:style-name="P4">“How long will that take?” Clay Patterson asked.</text:p>
      <text:p text:style-name="P4"/>
      <text:p text:style-name="P4">“I’m not going to mislead you, son. It could be a couple of years.”</text:p>
      <text:p text:style-name="P4"/>
      <text:p text:style-name="P4">Clay paused. “What did you mean, <text:span text:style-name="T5">general </text:span>shareholders?”</text:p>
      <text:p text:style-name="P4"/>
      <text:p text:style-name="P4">“Well. You’ll have to ask the probate counselors about that, I’m just the clerk. But I understand there are preferred shares for an investor consortium William Ramses was part of. You’ll want to speak to Lenoir, he’s the lawyer for the executor. You’ll find him at 211 North Park Ave.”</text:p>
      <text:p text:style-name="P4"/>
      <text:p text:style-name="P4">Clay found himself out on the wharf again, looking down at the sailors and the townies and their revelry, and sharing none of it. </text:p>
      <text:p text:style-name="P4"/>
      <text:p text:style-name="P4"/>
      <text:p text:style-name="P4"/>
      <text:p text:style-name="P5"><text:span text:style-name="T1">1.</text:span>2</text:p>
      <text:p text:style-name="P5"/>
      <text:p text:style-name="P5">The office of Augustus Lenoir, Esq. Was a two story brick affair on a busy block of downtown Manhattan.</text:p>
      <text:p text:style-name="P5"/>
      <text:p text:style-name="P5">After being nearly turned away by the front desk, he fudged that he had an urgent financial matter that Mr. Lenoir needed to learn of at once. The middle aged bespeckled man led Clay past the busy room of desks to a wood paneled office in the back. Lenoir was reading over some papers as Clay entered.</text:p>
      <text:p text:style-name="P5"/>
      <text:p text:style-name="P5">Hello, sir, are you familiar with the whaler “<text:span text:style-name="T5">William and Mary”? </text:span><text:s/>Part of the Rameses estate, I am told.</text:p>
      <text:p text:style-name="P5"/>
      <text:p text:style-name="P5">Lenoir sat back. “Ramses… yes, let’s see.”</text:p>
      <text:p text:style-name="P5"/>
      <text:p text:style-name="P5">He pulled out a brown portfolio from a box in a corner.</text:p>
      <text:p text:style-name="P6"/>
      <text:p text:style-name="P6">“<text:span text:style-name="T6">Yes, </text:span><text:span text:style-name="T7">William and Mary. </text:span><text:span text:style-name="T6">Ramses represented the holding company. Has it returned?”</text:span></text:p>
      <text:p text:style-name="P7"/>
      <text:p text:style-name="P7">“It has. I am a shareholder, and I would like to be paid out for my investment.”</text:p>
      <text:p text:style-name="P7"/>
      <text:p text:style-name="P7">“I see. And let me guess, you are a general shareholder.”</text:p>
      <text:p text:style-name="P7"/>
      <text:p text:style-name="P7">“I only just heard that term today. I put up good money, and it’s come in.”</text:p>
      <text:p text:style-name="P7"><text:soft-page-break/>“Yes, I understand.”</text:p>
      <text:p text:style-name="P7"/>
      <text:p text:style-name="P7">“How do I get that then?” He became aware he had run out of steam.</text:p>
      <text:p text:style-name="P7"/>
      <text:p text:style-name="P7">“Ah. Well the holding company’s estate has gone to probate court, and general shareholders will be downstream of that process.”</text:p>
      <text:p text:style-name="P7"/>
      <text:p text:style-name="P7">“I’m told that could take years. I’m told some investors do not have to wait.”</text:p>
      <text:p text:style-name="P7"/>
      <text:p text:style-name="P7">“Ah. You heard correctly, but perhaps not the whole story.”</text:p>
      <text:p text:style-name="P7"/>
      <text:p text:style-name="P7">“It is common with these speculative offerings to have priority shares and general shares, and in various circumstances it may make no difference at all, and in other circumstances it can make all the difference. This situation seems to be something in between.”</text:p>
      <text:p text:style-name="P7"/>
      <text:p text:style-name="P7">“There is a society that William Ramses was deeply involved with, the Hudson Lodge. It began <text:span text:style-name="T8">before the revolution as a gentleman’s </text:span>hunting club, and then became a bit of a social club, and is now a little of both and an investment circle as well. The company that owns the <text:span text:style-name="T5">William and Mary </text:span>was formed through this investment circle.”</text:p>
      <text:p text:style-name="P7"/>
      <text:p text:style-name="P7">“<text:span text:style-name="T8">Oh, it’s an upper crust thing.”</text:span></text:p>
      <text:p text:style-name="P7"/>
      <text:p text:style-name="P7">“<text:span text:style-name="T8">Not exactly, actually. The Hudson Lodge was founded by Huguenot refugees on a peculiar set of principles. They do not accept members based on civic or church ties, but on natural ability.”</text:span></text:p>
      <text:p text:style-name="P7"/>
      <text:p text:style-name="P7">“<text:span text:style-name="T8">Yeah sure, college men.”</text:span></text:p>
      <text:p text:style-name="P7"/>
      <text:p text:style-name="P7">“<text:span text:style-name="T8">Also not quite. Perhaps you should speak more with them about this. Because I can say…” He paused for a moment and looked directly at Clay for what seemed like the first time, “if you were to be accepted as a member of the Lodge, your common shares could be promoted to preferred shares, and your payout would follow.”</text:span></text:p>
      <text:p text:style-name="P7"/>
      <text:p text:style-name="P7"/>
      <text:p text:style-name="P8"><text:span text:style-name="T1">1.</text:span>3</text:p>
      <text:p text:style-name="P8"/>
      <text:p text:style-name="P8">It was easier to get an audience at the Hudson Lodge with the referral of Lenoir at his fingertips. A large, imposing but also <text:span text:style-name="T9">somehow</text:span> nondescript building with a simple desk in a small room up front. Clay was surprised when he was led down a stone staircase instead of into the drawing room he could see behind. Black from candle soot, the stairs led down into the cooler air below, and it opened out into a large lounge, broken periodically with stone pillars holding up the underground room. Leather couches and heavy rugs filled the space, and Clay sat awkwardly waiting for his host. <text:span text:style-name="T10">He heard the sound of laughter and shuffling feet coming from upstairs above him.</text:span></text:p>
      <text:p text:style-name="P8"/>
      <text:p text:style-name="P9">Soon enough, a round faced man with red cheeks and a jovial expression entered the room.</text:p>
      <text:p text:style-name="P9"/>
      <text:p text:style-name="P9">“Hello, hello! I am Bertra<text:span text:style-name="T9">m</text:span>. So Lenoir believes you are a man of substance. Well, let’s have a look at you. Ah. Ah.”</text:p>
      <text:p text:style-name="P9"/>
      <text:p text:style-name="P9">Clay stood awkwardly <text:span text:style-name="T9">while the cherubic man surveyed him.</text:span></text:p>
      <text:p text:style-name="P9"/>
      <text:p text:style-name="P9"><text:soft-page-break/>“<text:span text:style-name="T9">Hm, yes. I am not sure how much Lenoir told you, but we are an old society founded on the principle of men of impeccable moral character and ability. Some famous names come to us, others come to seek their fame. All must pass a test of mettle.”</text:span></text:p>
      <text:p text:style-name="P9"/>
      <text:p text:style-name="P9">“<text:span text:style-name="T9">Mettle, sir?”</text:span></text:p>
      <text:p text:style-name="P9"/>
      <text:p text:style-name="P9">“<text:span text:style-name="T9">Yes, son. And they are not simple tests, they demand ardor and perseverance and moral purity.” Something in the air seemed to shift, and Bertram’s head was aglow in a golden light.</text:span></text:p>
      <text:p text:style-name="P9"/>
      <text:p text:style-name="P8">“<text:span text:style-name="T9">Are you interested to take our test?”</text:span></text:p>
      <text:p text:style-name="P10"/>
      <text:p text:style-name="P10">The sounds of the party above grew louder. There was a hubbub that sounded too large for the room above, like a busy train station. <text:s/></text:p>
      <text:p text:style-name="P8"/>
      <text:p text:style-name="P8">“<text:span text:style-name="T9">Well I don’t know. What is it?”</text:span></text:p>
      <text:p text:style-name="P8"/>
      <text:p text:style-name="P8">“<text:span text:style-name="T9">Fair enough. Our task for you is simple: return with eight ounces of pure gold, but not just any gold, it must be gold from California, and not dust either. Nuggets, each one-half ounce or more. You may not purchase this prize with money.”</text:span></text:p>
      <text:p text:style-name="P8"/>
      <text:p text:style-name="P8">“<text:span text:style-name="T9">You want me to go to California and come back here? Eight ounces of gold is half my whaling investment!”</text:span></text:p>
      <text:p text:style-name="P8"/>
      <text:p text:style-name="P7">“<text:span text:style-name="T9">Oh, you can keep the gold once we test it. Give it the old bite for quality, you know. And then you’re in. We have many investments, and the fraternity of champions. </text:span><text:span text:style-name="T11">And your priority shares on the </text:span><text:span text:style-name="T12">William and Mary, </text:span><text:span text:style-name="T11">of course.</text:span><text:span text:style-name="T9">”</text:span></text:p>
      <text:p text:style-name="P7"/>
      <text:p text:style-name="P11">Clay paused.</text:p>
      <text:p text:style-name="P11"/>
      <text:p text:style-name="P11">“You do not have to decide today. You do not have to decide at all. If we see you again with a pouch of California gold, we will welcome you as a brother, at whatever time hence.”</text:p>
      <text:p text:style-name="P11"/>
      <text:p text:style-name="P11">And with that the halo seemed to fade, and before he was aware of it, Clay was back on the street. He looked back at the door, but somehow <text:span text:style-name="T11">it was plainer than it had seemed, and he saw the light had gone out.</text:span></text:p>
      <text:p text:style-name="P11"/>
      <text:p text:style-name="P11"/>
      <text:p text:style-name="P10"><text:span text:style-name="T1">1.</text:span>4</text:p>
      <text:p text:style-name="P10"/>
      <text:p text:style-name="P10">He went to call on Mari<text:span text:style-name="T13">a</text:span>n, who lived a few streets up near the park. Mari<text:span text:style-name="T13">a</text:span>n Baxter was the little sister of Jon Baxter, Clay’s friend from working the docks as teenagers. Now his sister was <text:span text:style-name="T13">six</text:span>teen and beautiful, and she and Clay got along <text:span text:style-name="T13">as well as he and Jon ever did. </text:span></text:p>
      <text:p text:style-name="P10"/>
      <text:p text:style-name="P10">“Oh Clay, this sounds like a wonderful opportunity.”</text:p>
      <text:p text:style-name="P10"/>
      <text:p text:style-name="P10">“<text:span text:style-name="T13">I could be gone a year or more!”</text:span></text:p>
      <text:p text:style-name="P10"/>
      <text:p text:style-name="P10">“<text:span text:style-name="T13">Yes, that is true.”</text:span></text:p>
      <text:p text:style-name="P10"/>
      <text:p text:style-name="P12">The question hung in the air, and neither addressed it.</text:p>
      <text:p text:style-name="P12"/>
      <text:p text:style-name="P12">“How would you get there?”</text:p>
      <text:p text:style-name="P12"><text:soft-page-break/>“There are clippers leaving weekly now. The trip takes about <text:span text:style-name="T1">four months</text:span> at sea, but is regular as anything. They say San Francisco is a sight, and there’s plenty of gold just laying on the ground. I might be able to clear my test and catch the same clipper before it has a chance to turn around.”</text:p>
      <text:p text:style-name="P12"/>
      <text:p text:style-name="P12">Marian laughed, and that seemed to settle it.</text:p>
      <text:p text:style-name="P12"/>
      <text:p text:style-name="P13">1.5</text:p>
      <text:p text:style-name="P13"/>
      <text:p text:style-name="P14">Clay spent the next week getting his affairs in order. It didn’t take too much, <text:span text:style-name="T1">his room was rented weekly and his possessions fit in a case. He booked passage on the </text:span><text:span text:style-name="T14">Angel Gabriel </text:span><text:span text:style-name="T1">with most of his remaining money, making a note that he’d need a bit extra from the gold fields to secure passage home, but feeling pretty confident.</text:span></text:p>
      <text:p text:style-name="P14"/>
      <text:p text:style-name="P13">They set sail on a November morning, making their way between the merchant ships and military cutters and out past the sea break into the foggy ocean. </text:p>
      <text:p text:style-name="P14"/>
      <text:p text:style-name="P14"/>
      <text:p text:style-name="P13">II</text:p>
      <text:p text:style-name="P13"/>
      <text:p text:style-name="P13"/>
      <text:p text:style-name="P15">2.1</text:p>
      <text:p text:style-name="P16">The morning before the <text:span text:style-name="T5">Angel Gabriel </text:span>was set to commence, the docks were busy. Clay had hired a horse-drawn cart to bring his trunk, but he was satisfied to drag it from the road, up the gangplank, and onto the ship. And what a ship! The <text:span text:style-name="T5">Angel Gabriel </text:span>was a new clipper in the New York style, with brass fittings and a raised quarterdeck. She was clean and sleek, and Clay regretted dragging his chest over the gunwale <text:span text:style-name="T15">and down the narrow companionway to the second-class accommodations.</text:span></text:p>
      <text:p text:style-name="P16"/>
      <text:p text:style-name="P17">The room itself was more of a bolt-hole than a hotel <text:span text:style-name="T16">room</text:span>. <text:s/>Six feet wide and eight feet deep, it was windowless and the air left a stale lumberyard impression. Clay could just <text:span text:style-name="T16">barely</text:span> stand fully erect without stooping. But it was clean enough. <text:span text:style-name="T16">A</text:span> simple cot <text:span text:style-name="T17">on</text:span> one side, two coat-pegs and a basin on the other. Clay pulled the chest inside and shut the door behind him.</text:p>
      <text:p text:style-name="P17"/>
      <text:p text:style-name="P18"><text:span text:style-name="T17">The trip would </text:span><text:span text:style-name="T16">be spent largely</text:span><text:span text:style-name="T17"> on deck. Clay made his was back up to the overcast November day above. </text:span><text:span text:style-name="T18">The ship would take one hundred and twenty passengers, two thirds the souls in steerage, </text:span><text:span text:style-name="T16">fifteen</text:span><text:span text:style-name="T18"> in first class, and twenty-</text:span><text:span text:style-name="T16">five</text:span><text:span text:style-name="T18"> in second class. </text:span><text:span text:style-name="T16">Up on deck t</text:span><text:span text:style-name="T18">here was a wave of activity </text:span><text:span text:style-name="T16">as porters and passengers and crew milled</text:span><text:span text:style-name="T18"> a</text:span><text:span text:style-name="T16">s people and</text:span><text:span text:style-name="T18"> luggage was brought in. </text:span><text:span text:style-name="T16">The steerage cohort had the most luggage by far, barrels of pilot bread and goods to sell in California and what seemed to be household goods. </text:span><text:span text:style-name="T18">Clay bounced down the gangplank again for </text:span><text:span text:style-name="T19">one last night in New York.</text:span></text:p>
      <text:p text:style-name="P19"/>
      <text:p text:style-name="P19"><text:span text:style-name="T19">He considered paying a call to Marian. They had parted in a way that made him unsure, but he considered that perhaps that ambiguity was the certainty after all. Instead he made his way to the pub </text:span><text:span text:style-name="T16">by the marina </text:span><text:span text:style-name="T19">where he’d frequented when he was a young dockworker. </text:span><text:span text:style-name="T16">It made him a little sad and he drank more than usual to make up for it, and then he stumbled back up the ramp and into his cabin.</text:span></text:p>
      <text:p text:style-name="P19"/>
      <text:p text:style-name="P20">He awoke in the dark, unaware of where he was. <text:span text:style-name="T20">It was cold. There was no fire lit onboard, and the cabins matched the November chill outside. On deck barrels were being rolled up the gangplanks one after another, filled with water for the voyage. They would leave that night. Clay waited for a break in the line and walked off the ship to find breakfast. <text:s/>He bought some dried fruit and a muslin wool blanket from the tack store by the marina. The city was gray and overcast again. He has no more business with New York, and he found himself wandering back onboard to wait. </text:span></text:p>
      <text:p text:style-name="P19"><text:soft-page-break/></text:p>
      <text:p text:style-name="P21">2.2</text:p>
      <text:p text:style-name="P19"/>
      <text:p text:style-name="P22">The Angel Gabriel threw off her lines at 8 pm that night. The little band onboard that called themselves The Cibola Ensemble – a trumpet, a trombone and a fiddle – played a lively tune on deck while the crew scurried. An ice-boat from the harbor escorted the ship, leading the way. The evening was calm and clear, and the moonlight shined on the smooth bay as the city’s lights faded away. Clay sat on deck with his wool blanket wrapped around him, surrounded by the rest of the passengers, their breath leaving puffs of vapor trailing behind at seven-and-a-half knots. </text:p>
      <text:p text:style-name="P16"/>
      <text:p text:style-name="P23">The placid weather was short-lived, as the Angel Gabriel sailed farther into the November Atlantic Ocean. The waves grew and and the wind grew, and soon the crew had reduced sail and the ship began to roll constantly. Many passengers became sick <text:span text:style-name="T21">as they cleared the gulf stream and turned south</text:span>, and Clay found it uncomfortable to spend time below decks, but the wind and spray conspired to make above-decks <text:span text:style-name="T22">freezing </text:span><text:span text:style-name="T21">and damp as well</text:span><text:span text:style-name="T22">. </text:span><text:span text:style-name="T23">He hunched behind a row of barrels near the quarterdeck with a few other passengers. During the </text:span><text:span text:style-name="T21">mid</text:span><text:span text:style-name="T23">day it was almost comfortable.</text:span></text:p>
      <text:p text:style-name="P23"/>
      <text:p text:style-name="P24">The nights were the hardest to get used to. <text:span text:style-name="T24">The rolling of his cabin made it difficult to sleep until he was dead tired, and then he would lose a few hours to the deepest unconsciousness and awaken again to blackness, </text:span><text:span text:style-name="T25">heeled to the left or right, listening to</text:span><text:span text:style-name="T24"> the creak of the timbers, </text:span><text:span text:style-name="T25">conversations from somewhere through the walls,</text:span><text:span text:style-name="T24"> and the rolling of the waves. Sometimes it was midnight, others just before dawn. He would bundle up in his blanket and venture out on deck, the shocking wind always </text:span><text:span text:style-name="T25">yanked</text:span><text:span text:style-name="T24"> him out of whatever lingering stupor his sleep had left. He would stumble to the galley on the other side of the ship, and see if anyone </text:span><text:span text:style-name="T25">cook or scullery </text:span><text:span text:style-name="T24">was awake, and if they </text:span><text:span text:style-name="T25">might have</text:span><text:span text:style-name="T24"> some warm tea or broth. Then he would trudge back to his spot under the barrels and await the dawn.</text:span></text:p>
      <text:p text:style-name="P25"/>
      <text:p text:style-name="P25">Clay had <text:span text:style-name="T25">settled into </text:span><text:span text:style-name="T26">this routine for two weeks when he noticed the first change in weather. They were off the coast of Cape Hatteras with what he thought was a lot of sail up for the fresh breeze, when the sky opened and the sunlight came pouring through. It warmed a little that afternoon, and a little more the next. It was still plenty rough, but the warmer days and cool mornings made the next section of the passage less miserable than the North Atlantic had been.</text:span></text:p>
      <text:p text:style-name="P25"/>
      <text:p text:style-name="P26">The mess in Second-Class had been tolerable. Broth seasoned with pork and hard tack dumplings were usually available from the pot, and a plum pudding or other meal was typically served at midday. Clay was glad he’d brought his sack of dried fruit, a suggestion from his acquaintances at the docks.</text:p>
      <text:p text:style-name="P26"/>
      <text:p text:style-name="P27">He did not know anyone onboard, a common status <text:span text:style-name="T27">among the passengers of </text:span>a California clipper <text:span text:style-name="T27">with a gold rush on</text:span>. As the seas calmed and the weather warmed, conversations among the passengers increased. First class, second class, and steerage had separate berthing and mess accommodations, but the <text:s/><text:span text:style-name="T28">main</text:span>-deck where most passengers spent <text:span text:style-name="T28">most of</text:span> the<text:span text:style-name="T28">ir</text:span> time was shared by all. First class may have had the crew’s ear, but steerage had the numbers, <text:span text:style-name="T28">and they brought a rowdy scene. At times Clay was amused – several fistfights had already broken out among steerage, always a spectacle when they happened on deck. A bawdy song’s chorus was taken up most afternoons after steerage had their mess, and once or twice Clay found himself joining in their songs as well. </text:span><text:span text:style-name="T27">In the end he wasn’t one of them anymore, a fact they seemed more aware of than he was. They were friendly enough to him, they were glad to enter light conversation with him, but there was a distinct sense he wasn’t one of them.</text:span></text:p>
      <text:p text:style-name="P27"/>
      <text:p text:style-name="P28"><text:soft-page-break/>Nor was he first class, and even among first class there seemed to be a hierarchy. A tycoon of some sort named Simmons had the top suite, a furnished mahogany affair. He traveled with two other men, a secretary of some sort and a personal valet. He rarely left his stateroom, and why would he?</text:p>
      <text:p text:style-name="P28">Two well-to-do families and three older gentlemen rounded out first class.</text:p>
      <text:p text:style-name="P28"/>
      <text:p text:style-name="P28">Second class, by contrast, was mostly single men of various ages and nationalities. The most exotic among them were four who spoke Russian to each other. Their English was decent and they were polite, but for the most part they kept to themselves. <text:span text:style-name="T29">There was one other New Yorker, a dapper yankee who introduced himself as Larkin. Clay and Larkin fell in together and separated again in the routine of the day.</text:span></text:p>
      <text:p text:style-name="P28"/>
      <text:p text:style-name="P29">The captain on the <text:span text:style-name="T5">Angel Gabriel</text:span> was James Fisk, who had moved from the merchant trade up to the new clippers <text:span text:style-name="T30">four years ago</text:span>. There were no limits to Fisk’s authority on the ship while underway, <text:span text:style-name="T30">he was a demigod. S</text:span>econd-class was the least of his concerns, <text:span text:style-name="T30">though, and had the least cause to interact with him</text:span>. <text:span text:style-name="T30">First-class could beseech upon the crew for attention and accommodation. Steerage had a list of grievances going already; some justified, others petty, but they demanded the attention of the second mate O’Brien, and occasionally even the first mate Smith.</text:span></text:p>
      <text:p text:style-name="P30"/>
      <text:p text:style-name="P30">Second class went largely unnoticed on this voyage, which suited Clay fine. <text:s/></text:p>
      <text:p text:style-name="P28"/>
      <text:p text:style-name="P31">The weather was getting distinctly warmer now and the seas calmer. <text:span text:style-name="T31">That afternoon a dark smudge on the horizon appeared, and a cool breeze followed. When the rain started the passengers scrambled to pick up their belongings on deck and wait below-decks for it to pass.</text:span></text:p>
      <text:p text:style-name="P31"/>
      <text:p text:style-name="P32">It rained off and on for a week, and the wind slowed and sea calmed, as they entered the tropics. Clay’s wool blanket was folded in a corner, where it would sit until they passed Argentina. <text:span text:style-name="T32">The ship had full s</text:span><text:span text:style-name="T33">tudding-sails </text:span><text:span text:style-name="T32">deployed as the trade winds slackened.</text:span></text:p>
      <text:p text:style-name="P32"/>
      <text:p text:style-name="P33">Clay had developed a habit of waking before dawn and walking the deck as the sky brightened in the early morning. One morning he came upon a flying fish that had jumped up and marooned itself on the deck. Clay took it down to the cook who they called Doctor, who dressed it and boiled it whole for him.</text:p>
      <text:p text:style-name="P26"/>
      <text:p text:style-name="P26">“<text:span text:style-name="T34">Share it with your mates. The boys will try to catch more but I expect slim pickens for </text:span><text:span text:style-name="T35">seafood</text:span><text:span text:style-name="T34"> this trip.”</text:span></text:p>
      <text:p text:style-name="P26"/>
      <text:p text:style-name="P33">And so he did. Boiled and salted, his cohort of American second class fellows had a bite apiece of the little fish, then went back to their meditations as the clipper eased through the warm tropical sea.</text:p>
      <text:p text:style-name="P33"/>
      <text:p text:style-name="P34">The tropical calm had an irritating effect on steerage, who were becoming more restless by the day. There was discussion of attempting an isthmus route, where some passengers would disembark in Central America and make their way overland to the Pacific Ocean, where they could then presumably procure a seat on a northbound sailing and bypass Cape Horn altogether.</text:p>
      <text:p text:style-name="P34"/>
      <text:p text:style-name="P34">Clay saw several downsides to this plan, and did not consider it. Fisk was adamant the <text:span text:style-name="T5">Angel Gabriel </text:span><text:s/>had no intention of stopping before Rio de Janeiro in any event. <text:span text:style-name="T36">The next day the watch sighted a large pod of whales off the port side, and Clay spent a long time watching them until he could see only the mist from their spouts on the far horizon. </text:span></text:p>
      <text:p text:style-name="P26"/>
      <text:p text:style-name="P35">In the nice weather, most passengers <text:span text:style-name="T37">spread blankets out on deck and it was a fair picnic. Conversations led to games, and games led to gambling. </text:span><text:span text:style-name="T38">The second class table played pinochle and </text:span><text:soft-page-break/><text:span text:style-name="T38">whist. </text:span><text:span text:style-name="T39">Clay enjoyed the games and won a little, then lost a little more. Larkin was relentlessly good, and seemed to have dialed in Clay’s strategy quickly. Clay found it wise to sit out the money games, but he hung around for the conversation. There was much talk of California, of course, and the placer deposits that were rich, those that were speculative, and those that had dried up. Men pored over newspapers now months old, planning their strategies once they arrived.</text:span></text:p>
      <text:p text:style-name="P35"/>
      <text:p text:style-name="P36">When they finally reached Rio de Janiero and the pilot boat pulled up alongside, the passengers were fairly desperate to disembark. Clay <text:span text:style-name="T40">caught a seat in the first group of dinghies in to shore.</text:span></text:p>
      <text:p text:style-name="P35"/>
      <text:p text:style-name="P37">2.3</text:p>
      <text:p text:style-name="P37"/>
      <text:p text:style-name="P38">Rio slouched along the rim of beach and back into the mountains above. Clay had never seen anything like it. He got off the dinghy with his shipmates and they made their way into town. Americans were everywhere, all traveling on the California route. Prices were somewhat shocking, with hawkers taking advantage of the traveler trade. Clay and Larkin wanted to watch a bullfight, but it was canceled due to rain. Instead they went to the opera house, a stately colonial theater, where they watched Rigoletto. It was still raining when they emerged in the evening.</text:p>
      <text:p text:style-name="P38"/>
      <text:p text:style-name="P38">“I don’t want to pay for that hotel, they’re criminals.” Clay said.</text:p>
      <text:p text:style-name="P38"/>
      <text:p text:style-name="P38">And so they took a dinghy back to the Angel Gabriel in the dark, and climbed back in their cabins for the night.</text:p>
      <text:p text:style-name="P38"/>
      <text:p text:style-name="P38">The next day they got out in the countryside, touring gardens and farms along wet dirt roads. The native girls did not look up as they passed, but they met several Americans who were all pleased to see them. They drank wine on a plantation patio all afternoon, and then ate fish and mussels for dinner in the city.</text:p>
      <text:p text:style-name="P38"/>
      <text:p text:style-name="P38">A week passed while the Angel Gabriel was resupplied, and finally they were underway again.</text:p>
      <text:p text:style-name="P23"/>
      <text:p text:style-name="P39">The air began to get cooler <text:span text:style-name="T41">a few days</text:span> south from Rio. <text:span text:style-name="T41">They passed</text:span> <text:span text:style-name="T41">another pod of whales and Clay watched them for a long time. The games of chance </text:span><text:span text:style-name="T42">began once more on deck.</text:span></text:p>
      <text:p text:style-name="P39"/>
      <text:p text:style-name="P40">2.4</text:p>
      <text:p text:style-name="P40">Approaching Cape Horn was cause for anxiety and excitement among the passengers. As a clipper the ship had advantages of sail, but was less stable in severe weather, and Cape Horn was known to be some of the roughest water in the world.</text:p>
      <text:p text:style-name="P40"/>
      <text:p text:style-name="P40">They used that speed to make for the passage to cut inside the island, cutting down the approach. The channel was wide but they still experienced a noticeable increase <text:span text:style-name="T43">in seas when they broke out into the open ocean. A gale hit them directly, and it seemed like the lee shore of Chile might become a sudden emergency, but the crew managed to tack and send them due south, offshore.</text:span></text:p>
      <text:p text:style-name="P40"/>
      <text:p text:style-name="P41">The talk was of icebergs, <text:span text:style-name="T44">but Clay never saw one. They sailed south through the night, but by morning they’d come around and were headed west, out into the Pacific.</text:span></text:p>
      <text:p text:style-name="P41"/>
      <text:p text:style-name="P42">2.5</text:p>
      <text:p text:style-name="P42"/>
      <text:p text:style-name="P43">The rounding of the Horn <text:span text:style-name="T45">had been</text:span> as smooth as anyone could have hoped, yet there was a sense of exhaustion among both the passengers and crew. <text:span text:style-name="T45">All seemed anxious to stop in Chile to resupply and repair. They made their way up the coast and to the port of T. Once again, passengers dressed in shore clothes hours before they entered the harbor, and </text:span><text:span text:style-name="T46">again Clay was able to disembark near the </text:span><text:soft-page-break/><text:span text:style-name="T46">end of the first wave of boats. T was </text:span><text:span text:style-name="T47">much smaller than Rio. Two dirt roads wound around the hillside above the port, and up into the mountains. Burros and llamas shared the street with Indios and Europeans, and it seemed that fruit and wine were the primary industries, which was a pleasure for the passengers, who’d experienced a shortage of both on the trip. There was organized an excursion to a wine maker in the next valley for the following day.</text:span></text:p>
      <text:p text:style-name="P43"/>
      <text:p text:style-name="P44">The gardens were lush and the wine was good, made in a rustic style, <text:span text:style-name="T48">and soon the Americans were feeling no pain. They wandered back in the dark to T, where they stayed the night in the one American hotel.</text:span></text:p>
      <text:p text:style-name="P45"/>
      <text:p text:style-name="P45">2.6 </text:p>
      <text:p text:style-name="P46"/>
      <text:p text:style-name="P45">The next day cigars were passed around, and the gentlemen took up a game of poker in the lobby of the hotel. Larkin started the morning strong, but lost two large hands in a row. He frowned and inclined his head to speak to Clay. </text:p>
      <text:p text:style-name="P45"/>
      <text:p text:style-name="P45">“Please hold this for me, and don’t listen when I ask for it back, until we’re away from the table, eh?” He slipped Clay his leather bound billfold.</text:p>
      <text:p text:style-name="P45"/>
      <text:p text:style-name="P45">Clay was slightly disconcerted to hold another man’s wallet, but didn’t object. Larkin went on to win the next hand, and the game continued.</text:p>
      <text:p text:style-name="P45"/>
      <text:p text:style-name="P45">Later in the afternoon, one of the passengers, a man named Williams, arrived at the hotel looking pale.</text:p>
      <text:p text:style-name="P45"/>
      <text:p text:style-name="P45">“The Andrews are ill. They think it’s cholera.” <text:s/>The Andrews had been on the excursion to the winery the previous day. A commotion went up among the men, and they discussed what to do next.</text:p>
      <text:p text:style-name="P45"/>
      <text:p text:style-name="P47">“We should return to the ship immediately.”</text:p>
      <text:p text:style-name="P47"/>
      <text:p text:style-name="P47">“Cholera is here, and now we can bet safely it is there too. Better to stay on the land than onboard a plague ship.”</text:p>
      <text:p text:style-name="P47"/>
      <text:p text:style-name="P47">“We’re just waiting around to catch it, here. On the ship there’s a chance we’ll make it out.”</text:p>
      <text:p text:style-name="P47"/>
      <text:p text:style-name="P47">“In the morning we’ll make our way back, and quarantine ourselves to our deck as best we can.”</text:p>
      <text:p text:style-name="P47"/>
      <text:p text:style-name="P47">Of the eight of them, three, including Larkin, were ill before the end of the evening, and all three were dead by the following morning. Clay spent the night in his room listening to the groans of dying men, praying.</text:p>
      <text:p text:style-name="P47"/>
      <text:p text:style-name="P47">In the morning the remaining men hired a dinghy to take them back to the ship. Clay filled a sack with pilot bread and dried beef and carried a small barrel of water, and hid in his cabin until after the cannon sounded to announce their departure. <text:span text:style-name="T49">The billfold was still in his jacket.</text:span></text:p>
      <text:p text:style-name="P47"/>
      <text:p text:style-name="P48">2.7</text:p>
      <text:p text:style-name="P48"/>
      <text:p text:style-name="P48">The final leg of the journey was uneventful, though it seemed to Clay to take the longest. The Angel Gabriel did not stop again. Ten passengers had died, six on shore and four more onboard. And so they had extra supplies. <text:s/>The last leg, beating up the California coast seeming to get farther and farther offshore before they made their final tack, seemed the longest. Clay planned what he would do upon arrival.</text:p>
      <text:p text:style-name="P48"><text:soft-page-break/></text:p>
      <text:p text:style-name="P48">III</text:p>
      <text:p text:style-name="P48"/>
      <text:p text:style-name="P48">3.1</text:p>
      <text:p text:style-name="P48"/>
      <text:p text:style-name="P49">Passing through the Golden Gate there was a sense of relief among the passengers, and the excitement for the gold fields returned. San Francisco was chaos – mud and tents and men everywhere. Hopeful miners on their way out and others on their way back, some happy, others with an edginess to them. It was a great equalizer, and there was a sense of fraternity among the drifters and aristocrats alike. Clay enjoyed the energy of the city and the way it felt both American again yet foreign at the same time. It was new. Still, he did not dawdle in San Francisco, for that was not why he had come. He purchased a kit secondhand from a reseller who bought from miner’s coming back from the fields. <text:span text:style-name="T50">e slowly pulled out the billfold and passed across a ten dollar bill for his gear. One set of overalls, one pan, one pick, two wooden boxes, a canvas awning, a sturdy pair of boots. The shopkeeper took his money and turned to the next man in line behind him purchasing the same set of gear.</text:span> <text:span text:style-name="T51">and booked passage upriver, to the town of Sacramento. </text:span></text:p>
      <text:p text:style-name="P50"/>
      <text:p text:style-name="P23"/>
      <text:p text:style-name="P26">3.<text:span text:style-name="T52">2</text:span></text:p>
      <text:p text:style-name="P51"/>
      <text:p text:style-name="P52">Sacramento seemed barely more than a miner’s camp after San Francisco, but was growing even faster. There was some drama between squatters and deed-holders, but Clay didn’t get into it, and as soon as he could made arrangements with a freight operator to take him and his gear up the American River. </text:p>
      <text:p text:style-name="P53"/>
      <text:p text:style-name="P53">The miner’s camp <text:span text:style-name="T52">where the mule train deposited him </text:span>was a clearing and a series of tents, hodgepodge along the ridge. The freighter helped unload his stuff and he studied the tents around him to see how to string his canvas up to make a sleeping area. He slept a deep dreamless sleep.</text:p>
      <text:p text:style-name="P53"/>
      <text:p text:style-name="P54">3.<text:span text:style-name="T52">3</text:span></text:p>
      <text:p text:style-name="P53"/>
      <text:p text:style-name="P53">The next morning he could barely contain his excitement. That evening his back hurt him sorely, and he had a little sparkling dust mixed with dirt that his new friend Clyde helped him separate.</text:p>
      <text:p text:style-name="P53"/>
      <text:p text:style-name="P54">3.<text:span text:style-name="T52">4</text:span></text:p>
      <text:p text:style-name="P53"/>
      <text:p text:style-name="P53">Clay was getting the hang of this. A nugget! He couldn’t believe it. He slept that night clutching it.</text:p>
      <text:p text:style-name="P53"/>
      <text:p text:style-name="P54">3.<text:span text:style-name="T52">5</text:span></text:p>
      <text:p text:style-name="P53"/>
      <text:p text:style-name="P53">More than halfway to his goal now. He and Clyde sit up on a hillside talking about the future. Clyde’s a good man with a wife back home in Kentucky that he left pregnant to seek his fortune. He plans to go back come fall with whatever he’s able to accumulate.</text:p>
      <text:p text:style-name="P53"/>
      <text:p text:style-name="P54">3.<text:span text:style-name="T52">6</text:span></text:p>
      <text:p text:style-name="P53">It’s been several days since Clay found so much as a fleck. There are a lot more men here now. The camp is overflowing, and a stomach illness is going around. Clay is out of commission for a couple of days and when he returns to his place there are eight men there now. He doesn’t say anything, but knows it is time to move on.</text:p>
      <text:p text:style-name="P53"/>
      <text:p text:style-name="P54">3.<text:span text:style-name="T52">7</text:span></text:p>
      <text:p text:style-name="P53"><text:soft-page-break/>Clay trades in all his gear for a horse. <text:span text:style-name="T53">He cannot do the clipper again, and so he decides to head overland across the trail to get back east. He only has ¾ of what he needs but he’ll figure out a way to make up the difference on the road.</text:span></text:p>
      <text:p text:style-name="P53"/>
      <text:p text:style-name="P54">3.7</text:p>
      <text:p text:style-name="P55">One man asks him to take a letter for him, then half the camp emerges. Then in town he’s approached by the haberdasher with another big bag of correspondence, and some salt pork for the effort. </text:p>
      <text:p text:style-name="P53"/>
      <text:p text:style-name="P53"/>
      <text:p text:style-name="P56">I<text:span text:style-name="T26">V</text:span></text:p>
      <text:p text:style-name="P56"/>
      <text:p text:style-name="P54">4.1</text:p>
      <text:p text:style-name="P55">He rides up out of the mountains, the first mountains of many, on his way to Idaho, his first leg.</text:p>
      <text:p text:style-name="P54">4.2</text:p>
      <text:p text:style-name="P57">He enters the great valley of California. </text:p>
      <text:p text:style-name="P57"/>
      <text:p text:style-name="P55"><text:span text:style-name="T26">4</text:span>.<text:span text:style-name="T54">3</text:span></text:p>
      <text:p text:style-name="P55">He thinks about opening the letters and keeping the contents for himself. He goes through them unopened on lonely nights in camp... weighs them in his hand (we know what he's doing). He doesn't... but there's one heavy one that gnaws on his mind. </text:p>
      <text:p text:style-name="P56"/>
      <text:p text:style-name="P56"/>
      <text:p text:style-name="P56"><text:span text:style-name="T26">4</text:span>.4</text:p>
      <text:p text:style-name="P58">He is concerned he has bitten off more than he can chew. He makes it to Sacramento.</text:p>
      <text:p text:style-name="P59"/>
      <text:p text:style-name="P60">He passes wagon trains of people in bad shape</text:p>
      <text:p text:style-name="P59"/>
      <text:p text:style-name="P60"><text:span text:style-name="T26">4</text:span>.5</text:p>
      <text:p text:style-name="P60">He continues on, for what else would he do. He climbs back into the mountains and lingers at Lake Tahoe, before dropping down into Nevada. There’s a sense of leaving the magical place and crossing the wastes.</text:p>
      <text:p text:style-name="P60"/>
      <text:p text:style-name="P60"><text:span text:style-name="T26">4</text:span>.<text:span text:style-name="T26">6</text:span></text:p>
      <text:p text:style-name="P60">He encounters a man propped against his wagon. Something’s wrong, he may be <text:span text:style-name="T55">dead already</text:span>. <text:span text:style-name="T55">Clay watches awhile, doesn’t act. He </text:span><text:span text:style-name="T56">returns later,</text:span><text:span text:style-name="T55"> the </text:span>man <text:span text:style-name="T55">is dead</text:span> and Clay picks around his body and takes his billfold.</text:p>
      <text:p text:style-name="P60"/>
      <text:p text:style-name="P60">“<text:span text:style-name="T41">I’m gut shot.”</text:span></text:p>
      <text:p text:style-name="P60"/>
      <text:p text:style-name="P60">“<text:span text:style-name="T41">Well, how’d you get gut shot?”</text:span></text:p>
      <text:p text:style-name="P60"/>
      <text:p text:style-name="P60">“<text:span text:style-name="T41">It was a misunderstanding.”</text:span></text:p>
      <text:p text:style-name="P60"/>
      <text:p text:style-name="P60">“<text:span text:style-name="T41">Hell of a misunderstanding.”</text:span></text:p>
      <text:p text:style-name="P60"/>
      <text:p text:style-name="P60">“<text:span text:style-name="T41">Why don’t you shut up and give me some water.”</text:span></text:p>
      <text:p text:style-name="P60"/>
      <text:p text:style-name="P61">Clay winced.</text:p>
      <text:p text:style-name="P61"/>
      <text:p text:style-name="P61">“There’s a river just ahead, you’ll be able to fill back up there.”</text:p>
      <text:p text:style-name="P61"/>
      <text:p text:style-name="P61"><text:soft-page-break/>“I’ll tell you what, I’ll go on ahead and fill up, then come back and bring you some.”</text:p>
      <text:p text:style-name="P61"/>
      <text:p text:style-name="P61"><text:span text:style-name="T57">The man sighed. </text:span>“You can go on to hell while you’re at it.”</text:p>
      <text:p text:style-name="P61"/>
      <text:p text:style-name="P61">“All right, mister.”</text:p>
      <text:p text:style-name="P61"/>
      <text:p text:style-name="P61">The man spat into the dust. </text:p>
      <text:p text:style-name="P60"/>
      <text:p text:style-name="P54">4.7</text:p>
      <text:p text:style-name="P62">The plain is endless</text:p>
      <text:p text:style-name="P62"/>
      <text:p text:style-name="P54">4.8</text:p>
      <text:p text:style-name="P63">He reaches the oregon trail in Idaho</text:p>
      <text:p text:style-name="P53"/>
      <text:p text:style-name="P54">4.9</text:p>
      <text:p text:style-name="P63">Grassy country down into Utah, then the big mountains <text:span text:style-name="T58">in the distance</text:span></text:p>
      <text:p text:style-name="P63"/>
      <text:p text:style-name="P54">4.10</text:p>
      <text:p text:style-name="P64">Skip ahead to Kansas City. He divests the letters he’s been carrying.</text:p>
      <text:p text:style-name="P64"/>
      <text:p text:style-name="P54">4.11</text:p>
      <text:p text:style-name="P65">Skip to West Virginia. The strange ruin</text:p>
      <text:p text:style-name="P65"/>
      <text:p text:style-name="P54">4.12</text:p>
      <text:p text:style-name="P65">Bears frolick in the distance. Shenandoah. He notices his pouch is heavy and discovers the teeth have become gold nuggets</text:p>
      <text:p text:style-name="P65"/>
      <text:p text:style-name="P54">4.13</text:p>
      <text:p text:style-name="P66">He feels guilt. He now has the prize, but The Lodge are men of character, and he has cut the corners at each stage. He resolves to throw himself at their mercy as he passes Delaware Water Gap</text:p>
      <text:p text:style-name="P66"/>
      <text:p text:style-name="P54">4.14</text:p>
      <text:p text:style-name="P67">Riding the last few miles into the city, he notes what an experienced rider he has become. He cuts a dark figure, and men, women, and children all look at the hardened man they pass, but he barely notices. He hesitates in the city before going to the lodge.</text:p>
      <text:p text:style-name="P67"/>
      <text:p text:style-name="P54">4.15</text:p>
      <text:p text:style-name="P67">He knocks on the door, and this time is led into a different drawing room – above – decorated in a European style. A man in white gloves presents a silver tray “would you like to display your prize, sir?” and he does. Bertram appears, welcome, welcome! “Sir, there’s something I must tell you, I came upon some of this by indirect means” “Sure, sure, son.” “No I mean, I came upon in on the road home” “well then it is providence. Think no more of it. Welcome.” and they go into the valhalla mead hall and everything is gold.</text:p>
      <text:p text:style-name="P67"/>
      <text:p text:style-name="P54">4.16</text:p>
      <text:p text:style-name="P67">It seemed the feast was interminable. Eventually, Bertram <text:span text:style-name="T59">says “we have an assignment for you”. Lenoir has sent word that another applicant will be coming, and you must devise and assign their task. In big wingback chairs before a fire.</text:span></text:p>
      <text:p text:style-name="P67"/>
      <text:p text:style-name="P54">4.17</text:p>
      <text:p text:style-name="P68">Clay thinks deeply about this. How can he test their character, their mettle? Finally, he is given word the applicant has arrived. Clay makes his way down to the basement. Will he test the man’s <text:soft-page-break/>integrity? After a dramatic pause “Bring me a polar bear hide. You must have witnessed the polar bear alive.” “That’s it?” “That’s it.”</text:p>
      <text:p text:style-name="P68"/>
      <text:p text:style-name="P68">Fi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56:43.458355469</meta:creation-date>
    <dc:date>2026-05-15T06:01:19.540454869</dc:date>
    <meta:editing-duration>P6DT13H57M22S</meta:editing-duration>
    <meta:editing-cycles>62</meta:editing-cycles>
    <meta:generator>LibreOffice/25.8.6.2$Linux_X86_64 LibreOffice_project/a46b460d1686bb49c718d2ef5f88b83ff2dc4981</meta:generator>
    <meta:document-statistic meta:table-count="0" meta:image-count="0" meta:object-count="0" meta:page-count="12" meta:paragraph-count="182" meta:word-count="5341" meta:character-count="29083" meta:non-whitespace-character-count="23893"/>
  </office:meta>
</office:document-meta>
</file>